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1.143cm" svg:x="3.128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4.228cm" svg:y="2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5.328cm" svg:y="2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6.428cm" svg:y="2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7.528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8.628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9.728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10.828cm" svg:y="2.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.143cm" svg:x="3.128cm" svg:y="3.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4.228cm" svg:y="3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5.328cm" svg:y="3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6.428cm" svg:y="3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7.528cm" svg:y="3.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8.628cm" svg:y="3.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9.728cm" svg:y="3.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10.828cm" svg:y="3.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.143cm" svg:x="3.128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.143cm" svg:x="4.228cm" svg:y="5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5.32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6.42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7.528cm" svg:y="5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8.628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.143cm" svg:x="9.728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.143cm" svg:x="10.828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.143cm" svg:x="3.128cm" svg:y="6.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.143cm" svg:x="4.228cm" svg:y="6.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.143cm" svg:x="5.328cm" svg:y="6.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6.428cm" svg:y="6.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7.528cm" svg:y="6.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8.628cm" svg:y="6.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.143cm" svg:x="9.728cm" svg:y="6.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.143cm" svg:x="10.828cm" svg:y="6.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3.128cm" svg:y="7.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4.228cm" svg:y="7.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.143cm" svg:x="5.328cm" svg:y="7.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6.428cm" svg:y="7.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7.528cm" svg:y="7.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8.628cm" svg:y="7.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9.728cm" svg:y="7.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10.828cm" svg:y="7.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.143cm" svg:x="3.128cm" svg:y="8.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.143cm" svg:x="4.228cm" svg:y="8.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.143cm" svg:x="5.328cm" svg:y="8.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6.428cm" svg:y="8.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7.528cm" svg:y="8.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8.628cm" svg:y="8.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9.728cm" svg:y="8.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10.828cm" svg:y="8.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.143cm" svg:x="3.128cm" svg:y="9.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4.228cm" svg:y="9.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5.328cm" svg:y="9.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.143cm" svg:x="6.428cm" svg:y="9.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7.528cm" svg:y="9.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8.628cm" svg:y="9.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9.728cm" svg:y="9.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10.828cm" svg:y="9.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3.128cm" svg:y="10.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.143cm" svg:x="4.228cm" svg:y="10.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.143cm" svg:x="5.328cm" svg:y="10.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.143cm" svg:x="6.428cm" svg:y="10.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7.528cm" svg:y="10.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8.628cm" svg:y="10.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9.728cm" svg:y="10.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10.828cm" svg:y="10.58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495cm" svg:height="0.962cm" svg:x="5.535cm" svg:y="1.491cm">
          <draw:text-box>
            <text:p>Percolates</text:p>
          </draw:text-box>
        </draw:frame>
        <draw:frame draw:style-name="gr4" draw:layer="layout" svg:width="2.039cm" svg:height="0.962cm" svg:x="1.361cm" svg:y="1.86cm">
          <draw:text-box>
            <text:p>N = 8</text:p>
          </draw:text-box>
        </draw:frame>
        <draw:frame draw:style-name="gr4" draw:text-style-name="P2" xml:id="id1" draw:id="id1" draw:layer="layout" svg:width="3.55cm" svg:height="0.886cm" svg:x="1.13cm" svg:y="12.443cm">
          <draw:text-box>
            <text:p><text:span text:style-name="T1">Blocked site</text:span></text:p>
          </draw:text-box>
        </draw:frame>
        <draw:connector draw:style-name="gr5" draw:text-style-name="P1" draw:layer="layout" draw:type="line" svg:x1="2.905cm" svg:y1="12.443cm" svg:x2="3.7cm" svg:y2="11.723cm" draw:start-shape="id1" draw:start-glue-point="0" svg:d="M2905 12443l795-720" svg:viewBox="0 0 796 721">
          <text:p/>
        </draw:connector>
        <draw:frame draw:style-name="gr4" draw:text-style-name="P2" xml:id="id2" draw:id="id2" draw:layer="layout" svg:width="2.915cm" svg:height="0.886cm" svg:x="11.03cm" svg:y="12.343cm">
          <draw:text-box>
            <text:p><text:span text:style-name="T1">Open site</text:span></text:p>
          </draw:text-box>
        </draw:frame>
        <draw:connector draw:style-name="gr5" draw:text-style-name="P1" draw:layer="layout" draw:type="line" svg:x1="12.487cm" svg:y1="12.343cm" svg:x2="11.4cm" svg:y2="11.723cm" draw:start-shape="id2" draw:start-glue-point="0" svg:d="M12487 12343l-1087-620" svg:viewBox="0 0 1088 6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7T11:01:05.313699139</meta:creation-date>
    <dc:date>2016-05-17T14:16:45.554798924</dc:date>
    <dc:creator>elucterio </dc:creator>
    <meta:editing-duration>PT3H1M31S</meta:editing-duration>
    <meta:editing-cycles>7</meta:editing-cycles>
    <meta:generator>LibreOffice/4.2.8.2$Linux_X86_64 LibreOffice_project/420m0$Build-2</meta:generator>
    <meta:document-statistic meta:object-count="70"/>
  </office:meta>
</office:document-meta>
</file>